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2pt" style:font-size-asian="22pt" style:font-size-complex="22pt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1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1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1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2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4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6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T28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2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0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2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T3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34" style:parent-style-name="Normal" style:family="paragraph">
      <style:paragraph-properties fo:text-align="justify"/>
    </style:style>
    <style:style style:name="T3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6" style:parent-style-name="Normal" style:family="paragraph">
      <style:paragraph-properties fo:text-align="justify"/>
    </style:style>
    <style:style style:name="T3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0" style:parent-style-name="Normal" style:family="paragraph">
      <style:paragraph-properties fo:text-align="justify"/>
    </style:style>
    <style:style style:name="T4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20pt" style:font-size-asian="20pt" style:font-size-complex="20pt"/>
    </style:style>
    <style:style style:name="P46" style:parent-style-name="Normal" style:family="paragraph">
      <style:paragraph-properties fo:text-align="justify"/>
    </style:style>
    <style:style style:name="T47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48" style:parent-style-name="Normal" style:family="paragraph">
      <style:paragraph-properties fo:text-align="justify"/>
    </style:style>
    <style:style style:name="T49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0" style:parent-style-name="Normal" style:family="paragraph">
      <style:paragraph-properties fo:text-align="justify"/>
    </style:style>
    <style:style style:name="T51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2" style:parent-style-name="Normal" style:family="paragraph">
      <style:paragraph-properties fo:text-align="justify"/>
    </style:style>
    <style:style style:name="T53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style:font-name="Arial" style:font-name-asian="Arial" style:font-name-complex="Arial" fo:color="#000000" fo:font-size="14pt" style:font-size-asian="14pt" style:font-size-complex="14pt"/>
    </style:style>
  </office:automatic-styles>
  <office:body>
    <office:text text:use-soft-page-breaks="true">
      <text:p text:style-name="P1"><text:span text:style-name="T2">Risk-assesment-v0.2</text:span></text:p>
      <text:p text:style-name="Normal"><text:span text:style-name="T3">1)</text:span></text:p>
      <text:p text:style-name="Normal"><text:span text:style-name="T4">Κίνδυνος (risk): Νομικά πλαίσια γύρω από προσωπικά στοιχεία</text:span></text:p>
      <text:p text:style-name="Normal"><text:span text:style-name="T5">Τύπος: Κίνδυνος προσωπικών στοιχείων</text:span></text:p>
      <text:p text:style-name="Normal"><text:span text:style-name="T6">Πιθανότητα: Μεγάλη</text:span></text:p>
      <text:p text:style-name="Normal"><text:span text:style-name="T7">Σοβαρότητα: Μεγάλη</text:span></text:p>
      <text:p text:style-name="Normal"><text:span text:style-name="T8">Λύση: Θα απευθυνθούμε σε κάποιο νομικό για να ενημερωθούμε γύρω από τους όρους και τις προϋποθέσεις που θα χρειαστεί η εφαρμογή μας.</text:span></text:p>
      <text:p text:style-name="Normal"><text:line-break/><text:line-break/><text:line-break/></text:p>
      <text:p text:style-name="Normal"><text:span text:style-name="T9">2)</text:span></text:p>
      <text:p text:style-name="Normal"><text:span text:style-name="T10">Κίνδυνος (risk): Υλοποίηση ιδέας από άλλη ομάδα</text:span></text:p>
      <text:p text:style-name="Normal"><text:span text:style-name="T11">Τύπος: Κίνδυνος Αντιγραφής ιδέας</text:span></text:p>
      <text:p text:style-name="Normal"><text:span text:style-name="T12">Πιθανότητα: Μικρή</text:span></text:p>
      <text:p text:style-name="Normal"><text:span text:style-name="T13">Σοβαρότητα: Μικρή</text:span></text:p>
      <text:p text:style-name="Normal"><text:span text:style-name="T14">Λύση: Προσαρμογή ιδέας ώστε να μην υπάρχει λογοκλοπή</text:span></text:p>
      <text:p text:style-name="Normal"><text:line-break/><text:line-break/></text:p>
      <text:p text:style-name="Normal"><text:span text:style-name="T15">3)</text:span></text:p>
      <text:p text:style-name="Normal"><text:span text:style-name="T16">Κίνδυνος(risk): Η εφαρμογή να μην έχει την προσδοκώμενη <text:s/>απήχηση<text:s/></text:span></text:p>
      <text:p text:style-name="Normal"><text:span text:style-name="T17">Τύπος: Κίνδυνος μικρής απήχησης</text:span></text:p>
      <text:p text:style-name="Normal"><text:span text:style-name="T18">Πιθανότητα: Μεσαία</text:span></text:p>
      <text:p text:style-name="Normal"><text:span text:style-name="T19">Σοβαρότητα: Μεγάλη</text:span></text:p>
      <text:p text:style-name="Normal"><text:span text:style-name="T20">Λύση: Πριν την δημιουργία της εφαρμογής θα πρέπει να κάνουμε μια έρευνα αγοράς προκειμένου να δούμε αν η εφαρμογή θα έχει την απήχηση που πιστεύουμε.Προσαρμογή της ιδέας μας στην αγορά-πελάτη.</text:span></text:p>
      <text:p text:style-name="Normal"><text:line-break/><text:line-break/><text:line-break/></text:p>
      <text:p text:style-name="Normal"><text:span text:style-name="T21">4)</text:span></text:p>
      <text:p text:style-name="Normal"><text:span text:style-name="T22">Κίνδυνος(risk): Δυσκολία χρήσης της <text:s/>εφαρμογής από άτομα μεγαλύτερης ηλικίας</text:span></text:p>
      <text:p text:style-name="Normal"><text:span text:style-name="T23">Τύπος: Κίνδυνος αδυναμίας χρήσης</text:span></text:p>
      <text:p text:style-name="Normal"><text:span text:style-name="T24">Πιθανότητα: Μεγάλη</text:span></text:p>
      <text:p text:style-name="Normal"><text:span text:style-name="T25">Σοβαρότητα: Μεσαία</text:span></text:p>
      <text:p text:style-name="Normal"><text:span text:style-name="T26">Λύση: Θα προσπαθήσουμε να φτιάξουμε την εφαρμογή όσο πιο φιλική και απλή γίνεται για τον κάθε χρήστη</text:span></text:p>
      <text:p text:style-name="Normal"><text:line-break/><text:line-break/><text:line-break/></text:p>
      <text:p text:style-name="Normal"><text:span text:style-name="T27">5)</text:span></text:p>
      <text:p text:style-name="Normal"><text:span text:style-name="T28">Κίνδυνος: Να μην υπάρχει η οικονομική δυνατότητα από μέρους μας να δημιουργήσουμε την εφαρμογή</text:span></text:p>
      <text:p text:style-name="Normal"><text:span text:style-name="T29">Τύπος: Κίνδυνος οικονομικής δυνατότητας</text:span></text:p>
      <text:p text:style-name="Normal"><text:span text:style-name="T30">Πιθανότητα: Μεγάλη</text:span></text:p>
      <text:p text:style-name="Normal"><text:span text:style-name="T31">Σοβαρότητα: Μεγάλη</text:span></text:p>
      <text:p text:style-name="Normal"><text:span text:style-name="T32">Λύση: Θα βρούμε χορηγούς ή θα πάρουμε δάνειο προκειμένου να μπορέσουμε να την υλοποιήσουμε</text:span></text:p>
      <text:p text:style-name="Normal"><text:line-break/><text:line-break/></text:p>
      <text:p text:style-name="Normal"><text:span text:style-name="T33">6)</text:span></text:p>
      <text:p text:style-name="P34"><text:span text:style-name="T35">Κίνδυνος: Αποτυχία ολοκλήρωσης έργου εξαιτίας έλλειψης γνώσεων<text:s/></text:span></text:p>
      <text:p text:style-name="P36"><text:span text:style-name="T37">Τύπος: Κίνδυνος έλλειψης γνώσεων</text:span></text:p>
      <text:p text:style-name="P38"><text:span text:style-name="T39">Πιθανότητα: Μεσαία</text:span></text:p>
      <text:p text:style-name="P40"><text:span text:style-name="T41">Σοβαρότητα: Μεγάλη</text:span></text:p>
      <text:p text:style-name="P42"><text:span text:style-name="T43">Λύση: Θα αυξήσουμε την ενασχόληση μας και θα προσλάβουμε προσωπικό</text:span></text:p>
      <text:p text:style-name="Normal"><text:line-break/><text:line-break/></text:p>
      <text:p text:style-name="P44"><text:span text:style-name="T45">7)</text:span></text:p>
      <text:p text:style-name="P46"><text:span text:style-name="T47">Κίνδυνος: Λανθασμένη εκτίμηση υλοποίησης έργου</text:span></text:p>
      <text:p text:style-name="P48"><text:span text:style-name="T49">Τύπος: Κίνδυνος οργάνωσης <text:s/>χρόνου</text:span></text:p>
      <text:p text:style-name="P50"><text:span text:style-name="T51">Πιθανότητα: Μικρή</text:span></text:p>
      <text:p text:style-name="P52"><text:span text:style-name="T53">Σοβαρότητα: Μεσαία</text:span></text:p>
      <text:p text:style-name="P54"><text:span text:style-name="T55">Λύση: Θα ζητήσουμε εξαρχής περισσότερο του προσδοκώμενου χρόνου</text:span></text:p>
      <text:p text:style-name="Normal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tina Bakopoulou</meta:initial-creator>
    <dc:creator>Maritina Bakopoulou</dc:creator>
    <meta:creation-date>2022-04-13T17:06:00Z</meta:creation-date>
    <dc:date>2022-04-13T17:06:00Z</dc:date>
    <meta:template xlink:href="Normal.dotm" xlink:type="simple"/>
    <meta:editing-cycles>1</meta:editing-cycles>
    <meta:editing-duration>PT0S</meta:editing-duration>
    <meta:document-statistic meta:page-count="1" meta:paragraph-count="3" meta:word-count="257" meta:character-count="1725" meta:row-count="12" meta:non-whitespace-character-count="1471"/>
  </office:meta>
</office:document-meta>
</file>